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Příloha" style:family="paragraph">
      <style:text-properties fo:font-size="12pt" style:font-size-asian="12pt" style:font-size-complex="13pt"/>
    </style:style>
    <style:style style:name="T21" style:parent-style-name="Standardnípísmoodstavce" style:family="text">
      <style:text-properties style:font-size-complex="11.5pt"/>
    </style:style>
    <style:style style:name="T22" style:parent-style-name="Standardnípísmoodstavce" style:family="text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0/2022<text:bookmark-end text:name="Text14"/></text:p>
            <text:p text:style-name="Normální">KVOP-36356/2022<text:bookmark-end text:name="Text2"/></text:p>
            <text:p text:style-name="Normální"><text:bookmark-start text:name="Text6"/>23. 06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á paní</text:p>
            <text:p text:style-name="Normální"><text:bookmark-end text:name="Text7"/>M. V.</text:p>
            <text:p text:style-name="Normální"/>
            <text:p text:style-name="P17">e-mail: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V.,</text:p>
      <text:p text:style-name="Základnítext">dne 16. 6. 2022 byla do Kanceláře veřejného ochránce práv doručena Vaše žádost, kterou jsem podle jejího obsahu vyhodnotil jako žádost podle zákona o svobodném přístupu k informacím. Žádáte v něm<text:s/><text:span text:style-name="Silné">následující informace</text:span>:</text:p>
      <text:list text:style-name="LFO3_1" text:continue-numbering="true">
        <text:list-item>
          <text:p text:style-name="P18">Můžete mě prosím odkázat na dokument, který byl nedávno vydaný ombudsmanem a byl zaslán na OSPODy? Měl by se týkat kontaktu dětí s rodiči ve vězení.</text:p>
        </text:list-item>
      </text:list>
      <text:p text:style-name="Základnítext">K Vaší žádosti<text:s/><text:span text:style-name="Silné">poskytuji následující informace</text:span>:</text:p>
      <text:p text:style-name="Základnítext">Domnívám se, že máte na mysli dopis ze dne 2. 6. 2022, kterým Mgr. Petra<text:s/>Šuplerová, vedoucí odboru rodiny, zdravotnictví a práce, požádala obecní úřady obcí s rozšířenou působností o spolupráci při šetření<text:span text:style-name="Značkapozn.podčarou"><text:note text:note-class="footnote" text:id="_ftn0"><text:note-citation>1</text:note-citation><text:note-body><text:p text:style-name="Default"><text:s/><text:span text:style-name="Textpozn.podčarouChar">Jedná se o šetření zahájené z vlastní iniciativy podle ustanovení § 9 písm. d) zákona č. 349/1999 Sb., o veřejném ochrá</text:span><text:span text:style-name="Textpozn.podčarouChar">nci práv, ve znění pozdějších předpisů. <text:s/></text:span></text:p></text:note-body></text:note></text:span><text:s/>zástupkyně veřejného ochránce práv Mgr. Moniky Šimůnkové. Přílohou tohoto dopisu je dotazník zaměřený právě na problematiku kontaktu dětí s rodiči ve výkonu trestu odnětí svobody. Oba dokumenty naleznete v příloze.</text:p>
      <text:p text:style-name="Základnítext">Pro úplnost uvádím, že šetření stále probíhá - nyní je teprve ve fázi sběru dat.</text:p>
      <text:p text:style-name="Základnítext">S pozdravem <text:s/><text:tab/></text:p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19"/>
      <text:p text:style-name="P20">Přílohy</text:p>
      <text:p text:style-name="Normální">Dopis – žádost o spolupráci<text:s/></text:p>
      <text:p text:style-name="Normální"><text:span text:style-name="T21">Plné znění<text:s/></text:span><text:span text:style-name="T22">dotazníku – Kontakty dětí a rodičů ve VTOS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NVRO*</text:span></text:p>
        <text:p text:style-name="P12"><text:span text:style-name="T13">KVOPX00CNVRO</text:span>KVOPX00CNVR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09:14:00Z</meta:creation-date>
    <dc:date>2022-08-02T10:11:00Z</dc:date>
    <meta:print-date>2016-06-27T07:08:00Z</meta:print-date>
    <meta:template xlink:href="KVOP_dopis%20vedoucího" xlink:type="simple"/>
    <meta:editing-cycles>3</meta:editing-cycles>
    <meta:editing-duration>PT2820S</meta:editing-duration>
    <meta:user-defined meta:name="ContentTypeId">0x010100D3A71DC738674B4893D02C4CA0E22FAC</meta:user-defined>
    <meta:document-statistic meta:page-count="1" meta:paragraph-count="2" meta:word-count="188" meta:character-count="1300" meta:row-count="9" meta:non-whitespace-character-count="1114"/>
  </office:meta>
</office:document-meta>
</file>